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4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Thu Sep 5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Sep 8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Los Angeles Char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Tampa Bay Bucca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Sep 9</text:p>
          </table:table-cell>
          <table:table-cell office:value-type="string" calcext:value-type="string">
            <text:p>7:10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0:20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Sep 12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Sep 15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Sep 16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Thu Sep 19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Sep 22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Tampa Bay Bucca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Los Angeles Char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Sep 23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Sep 26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Sep 29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Sep 30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Oct 3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Oct 6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Oakland Raiders 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Los Angeles Char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Oct 7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Oct 10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Oct 13</text:p>
          </table:table-cell>
          <table:table-cell office:value-type="string" calcext:value-type="string">
            <text:p>9:30 a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Tampa Bay Buccaneers 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Los Angeles Char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Oct 14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Oct 17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Oct 20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Oct 21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Oct 24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Oct 27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Los Angeles Rams 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Oct 28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Thu Oct 31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Nov 3</text:p>
          </table:table-cell>
          <table:table-cell office:value-type="string" calcext:value-type="string">
            <text:p>9:30 a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Jacksonville Jaguars 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Los Angeles Char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Nov 4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Thu Nov 7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Nov 10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Tampa Bay Bucca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Nov 11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Nov 14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Nov 17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Tampa Bay Bucca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Nov 18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Los Angeles Chargers 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Nov 21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Nov 24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Nov 25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Nov 28</text:p>
          </table:table-cell>
          <table:table-cell office:value-type="string" calcext:value-type="string">
            <text:p>12:30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3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Dec 1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Dec 2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Dec 5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Dec 8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Tampa Bay Bucca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Dec 9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 Dec 12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Dec 15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Pittsburgh Stee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Green Bay Pac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nver Bronco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England Patriot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Seattle Seahawk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ampa Bay Buccaneer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Arizona Cardi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05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Oakland Ra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San Francisco 49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Minnesota Vikings</text:p>
          </table:table-cell>
          <table:table-cell office:value-type="string" calcext:value-type="string">
            <text:p> Los Angeles Char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Dec 16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New Orleans Sa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Dec 22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altimore Ravens</text:p>
          </table:table-cell>
          <table:table-cell office:value-type="string" calcext:value-type="string">
            <text:p> Cleveland B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Buffalo Bills</text:p>
          </table:table-cell>
          <table:table-cell office:value-type="string" calcext:value-type="string">
            <text:p> New England Patriots 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arolina Panthers</text:p>
          </table:table-cell>
          <table:table-cell office:value-type="string" calcext:value-type="string">
            <text:p> Indianapolis C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incinnati Bengals</text:p>
          </table:table-cell>
          <table:table-cell office:value-type="string" calcext:value-type="string">
            <text:p> Miami Dolph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Detroit Lions</text:p>
          </table:table-cell>
          <table:table-cell office:value-type="string" calcext:value-type="string">
            <text:p> Denver Broncos 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Houston Texans</text:p>
          </table:table-cell>
          <table:table-cell office:value-type="string" calcext:value-type="string">
            <text:p> Tampa Bay Buccaneers 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Jacksonville Jaguars</text:p>
          </table:table-cell>
          <table:table-cell office:value-type="string" calcext:value-type="string">
            <text:p> Atlanta Fal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Rams</text:p>
          </table:table-cell>
          <table:table-cell office:value-type="string" calcext:value-type="string">
            <text:p> San Francisco 49ers 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Tennessee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Giants</text:p>
          </table:table-cell>
          <table:table-cell office:value-type="string" calcext:value-type="string">
            <text:p> Washington Redsk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Los Angeles Chargers 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New York J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Dallas Cowboys</text:p>
          </table:table-cell>
          <table:table-cell office:value-type="string" calcext:value-type="string">
            <text:p> Philadelphia Ea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8:20 pm</text:p>
          </table:table-cell>
          <table:table-cell office:value-type="string" calcext:value-type="string">
            <text:p> Kansas City Chiefs</text:p>
          </table:table-cell>
          <table:table-cell office:value-type="string" calcext:value-type="string">
            <text:p> Chicago B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on Dec 23</text:p>
          </table:table-cell>
          <table:table-cell office:value-type="string" calcext:value-type="string">
            <text:p>8:15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Sun Dec 29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Atlanta Falcons</text:p>
          </table:table-cell>
          <table:table-cell office:value-type="string" calcext:value-type="string">
            <text:p> Tampa Bay Bucca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hicago Bears</text:p>
          </table:table-cell>
          <table:table-cell office:value-type="string" calcext:value-type="string">
            <text:p> Minnesota Vik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Cleveland Browns</text:p>
          </table:table-cell>
          <table:table-cell office:value-type="string" calcext:value-type="string">
            <text:p> Cincinnati Beng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Green Bay Packers</text:p>
          </table:table-cell>
          <table:table-cell office:value-type="string" calcext:value-type="string">
            <text:p> Detroit L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Indianapolis Colts</text:p>
          </table:table-cell>
          <table:table-cell office:value-type="string" calcext:value-type="string">
            <text:p> Jacksonville Jagu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Los Angeles Chargers</text:p>
          </table:table-cell>
          <table:table-cell office:value-type="string" calcext:value-type="string">
            <text:p> Kansas City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Miami Dolphins</text:p>
          </table:table-cell>
          <table:table-cell office:value-type="string" calcext:value-type="string">
            <text:p> New England Patri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Orleans Saints</text:p>
          </table:table-cell>
          <table:table-cell office:value-type="string" calcext:value-type="string">
            <text:p> Carolina Pan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New York Jets</text:p>
          </table:table-cell>
          <table:table-cell office:value-type="string" calcext:value-type="string">
            <text:p> Buffalo 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hiladelphia Eagles</text:p>
          </table:table-cell>
          <table:table-cell office:value-type="string" calcext:value-type="string">
            <text:p> New York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Pittsburgh Steelers</text:p>
          </table:table-cell>
          <table:table-cell office:value-type="string" calcext:value-type="string">
            <text:p> Baltimore Rav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Tennessee Titans</text:p>
          </table:table-cell>
          <table:table-cell office:value-type="string" calcext:value-type="string">
            <text:p> Houston Tex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1:00 pm</text:p>
          </table:table-cell>
          <table:table-cell office:value-type="string" calcext:value-type="string">
            <text:p> Washington Redskins</text:p>
          </table:table-cell>
          <table:table-cell office:value-type="string" calcext:value-type="string">
            <text:p> Dallas Cow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Arizona Cardinals</text:p>
          </table:table-cell>
          <table:table-cell office:value-type="string" calcext:value-type="string">
            <text:p> Los Angeles 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Oakland Raiders</text:p>
          </table:table-cell>
          <table:table-cell office:value-type="string" calcext:value-type="string">
            <text:p> Denver Bro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4:25 pm</text:p>
          </table:table-cell>
          <table:table-cell office:value-type="string" calcext:value-type="string">
            <text:p> San Francisco 49ers</text:p>
          </table:table-cell>
          <table:table-cell office:value-type="string" calcext:value-type="string">
            <text:p> Seattle Seahawks</text:p>
          </table:table-cell>
          <table:table-cell table:number-columns-repeated="2"/>
        </table:table-row>
        <table:table-row table:style-name="ro1" table:number-rows-repeated="10483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07:49:53.65594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0:13:17.096141607</meta:creation-date>
    <dc:date>2019-07-30T07:50:26.152018154</dc:date>
    <meta:editing-duration>PT5M31S</meta:editing-duration>
    <meta:editing-cycles>2</meta:editing-cycles>
    <meta:generator>LibreOffice/5.3.6.1$Linux_X86_64 LibreOffice_project/30$Build-1</meta:generator>
    <meta:document-statistic meta:table-count="1" meta:cell-count="1024" meta:object-count="0"/>
  </office:meta>
</office:document-meta>
</file>